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Video-format" style:family="table">
      <style:table-properties style:width="17cm" table:align="margins"/>
    </style:style>
    <style:style style:name="Video-format.A" style:family="table-column">
      <style:table-column-properties style:column-width="4.616cm" style:rel-column-width="17794*"/>
    </style:style>
    <style:style style:name="Video-format.B" style:family="table-column">
      <style:table-column-properties style:column-width="1.588cm" style:rel-column-width="6119*"/>
    </style:style>
    <style:style style:name="Video-format.C" style:family="table-column">
      <style:table-column-properties style:column-width="1.469cm" style:rel-column-width="5664*"/>
    </style:style>
    <style:style style:name="Video-format.D" style:family="table-column">
      <style:table-column-properties style:column-width="1.91cm" style:rel-column-width="7364*"/>
    </style:style>
    <style:style style:name="Video-format.E" style:family="table-column">
      <style:table-column-properties style:column-width="2.588cm" style:rel-column-width="9975*"/>
    </style:style>
    <style:style style:name="Video-format.F" style:family="table-column">
      <style:table-column-properties style:column-width="2.205cm" style:rel-column-width="8499*"/>
    </style:style>
    <style:style style:name="Video-format.G" style:family="table-column">
      <style:table-column-properties style:column-width="2.625cm" style:rel-column-width="10120*"/>
    </style:style>
    <style:style style:name="Video-format.A1" style:family="table-cell">
      <style:table-cell-properties fo:padding="0.097cm" fo:border-left="0.002cm solid #000000" fo:border-right="none" fo:border-top="0.002cm solid #000000" fo:border-bottom="0.002cm solid #000000"/>
    </style:style>
    <style:style style:name="Video-format.G1" style:family="table-cell">
      <style:table-cell-properties fo:padding="0.097cm" fo:border="0.002cm solid #000000"/>
    </style:style>
    <style:style style:name="Video-format.A2" style:family="table-cell">
      <style:table-cell-properties fo:padding="0.097cm" fo:border-left="0.002cm solid #000000" fo:border-right="none" fo:border-top="none" fo:border-bottom="0.002cm solid #000000"/>
    </style:style>
    <style:style style:name="Video-format.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Heading">
      <style:paragraph-properties fo:text-align="center" style:justify-single-word="false"/>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Heading">
      <style:paragraph-properties fo:text-align="center" style:justify-single-word="false"/>
      <style:text-properties fo:font-size="16pt" style:font-size-asian="16pt" style:font-size-complex="16pt"/>
    </style:style>
    <style:style style:name="P11" style:family="paragraph" style:parent-style-name="Table_20_Contents">
      <style:text-properties style:font-name="Liberation Serif" fo:font-size="14pt" style:font-name-asian="DejaVu Sans" style:font-size-asian="14pt" style:font-name-complex="DejaVu Sans" style:font-size-complex="14pt"/>
    </style:style>
    <style:style style:name="P12" style:family="paragraph" style:parent-style-name="Table_20_Contents">
      <style:text-properties style:font-name="Liberation Serif" fo:font-size="12pt" style:font-name-asian="DejaVu Sans" style:font-size-asian="12pt" style:font-name-complex="DejaVu Sans" style:font-size-complex="12pt"/>
    </style:style>
    <style:style style:name="P13"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14"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15" style:family="paragraph" style:parent-style-name="Table_20_Contents">
      <style:paragraph-properties fo:background-color="#dc2300">
        <style:background-image/>
      </style:paragraph-properties>
      <style:text-properties style:font-name="Liberation Serif" fo:font-size="12pt" style:font-name-asian="DejaVu Sans" style:font-size-asian="12pt" style:font-name-complex="DejaVu Sans" style:font-size-complex="12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Contents_20_5">
      <style:paragraph-properties>
        <style:tab-stops>
          <style:tab-stop style:position="15.004cm" style:type="right" style:leader-style="dotted" style:leader-text="."/>
        </style:tab-stops>
      </style:paragraph-properties>
    </style:style>
    <style:style style:name="P22" style:family="paragraph" style:parent-style-name="Contents_20_6">
      <style:paragraph-properties>
        <style:tab-stops>
          <style:tab-stop style:position="14.504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1">
      <style:text-properties fo:font-weight="normal" style:font-weight-asian="normal" style:font-weight-complex="normal"/>
    </style:style>
    <style:style style:name="P25" style:family="paragraph" style:parent-style-name="Standard" style:list-style-name="L2">
      <style:text-properties fo:font-weight="normal" style:font-weight-asian="normal" style:font-weight-complex="normal"/>
    </style:style>
    <style:style style:name="P26" style:family="paragraph" style:parent-style-name="Standard" style:list-style-name="L5">
      <style:text-properties fo:font-weight="normal" style:font-weight-asian="normal" style:font-weight-complex="normal"/>
    </style:style>
    <style:style style:name="P27" style:family="paragraph" style:parent-style-name="Heading_20_1">
      <style:paragraph-properties fo:break-before="page"/>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3">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fo:color="#000000" style:font-name="Liberation Serif"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NAA</text:p>
      <text:p text:style-name="P8"/>
      <text:p text:style-name="P10">Long Term Digital Preservation Format for Video Options Paper</text:p>
      <text:p text:style-name="P6"/>
      <text:p text:style-name="P7">Christopher Smart</text:p>
      <text:p text:style-name="P7">January 20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7">Purpose<text:tab/>4</text:p>
          <text:p text:style-name="P17">Scope<text:tab/>4</text:p>
          <text:p text:style-name="P17">Definitions<text:tab/>4</text:p>
          <text:p text:style-name="P18">Video stream (images)<text:tab/>4</text:p>
          <text:p text:style-name="P18">Audio stream<text:tab/>4</text:p>
          <text:p text:style-name="P18">Container format<text:tab/>4</text:p>
          <text:p text:style-name="P17">Data Sources<text:tab/>4</text:p>
          <text:p text:style-name="P17">Process<text:tab/>5</text:p>
          <text:p text:style-name="P17">Working copy<text:tab/>5</text:p>
          <text:p text:style-name="P17">Access copy<text:tab/>5</text:p>
          <text:p text:style-name="P17">Requirements<text:tab/>5</text:p>
          <text:p text:style-name="P18">Digital Format<text:tab/>5</text:p>
          <text:p text:style-name="P19">Community developed<text:tab/>5</text:p>
          <text:p text:style-name="P19">Multiple implementations<text:tab/>5</text:p>
          <text:p text:style-name="P19">Openly specified<text:tab/>6</text:p>
          <text:p text:style-name="P19">Patent and royalty free<text:tab/>6</text:p>
          <text:p text:style-name="P18">Video Specific Requirements<text:tab/>6</text:p>
          <text:p text:style-name="P19">Colour-space<text:tab/>6</text:p>
          <text:p text:style-name="P19">Compression<text:tab/>7</text:p>
          <text:p text:style-name="P19">Resolution<text:tab/>7</text:p>
          <text:p text:style-name="P17">Video Codec vs Video Format<text:tab/>7</text:p>
          <text:p text:style-name="P17">Options<text:tab/>8</text:p>
          <text:p text:style-name="P18">Lossless Video Options<text:tab/>8</text:p>
          <text:p text:style-name="P19">Open Lossless Video Options<text:tab/>9</text:p>
          <text:p text:style-name="P19">Assessing Video Format Requirements Suitability<text:tab/>10</text:p>
          <text:p text:style-name="P20">Dirac<text:tab/>10</text:p>
          <text:p text:style-name="P21">Technical details<text:tab/>10</text:p>
          <text:p text:style-name="P21">Format requirements<text:tab/>10</text:p>
          <text:p text:style-name="P22">Community developed<text:tab/>10</text:p>
          <text:p text:style-name="P22">Multiple implementations<text:tab/>10</text:p>
          <text:p text:style-name="P22">Openly specified<text:tab/>11</text:p>
          <text:p text:style-name="P22">Patent and royalty free<text:tab/>11</text:p>
          <text:p text:style-name="P21">Suitability score<text:tab/>11</text:p>
          <text:p text:style-name="P20">FFV1<text:tab/>11</text:p>
          <text:p text:style-name="P21">Technical details<text:tab/>12</text:p>
          <text:p text:style-name="P21">Format requirements<text:tab/>12</text:p>
          <text:p text:style-name="P22">Community developed<text:tab/>12</text:p>
          <text:p text:style-name="P22">Multiple implementations<text:tab/>12</text:p>
          <text:p text:style-name="P22">Openly specified<text:tab/>12</text:p>
          <text:p text:style-name="P22">Patent and royalty free<text:tab/>12</text:p>
          <text:p text:style-name="P21">Suitability score<text:tab/>12</text:p>
          <text:p text:style-name="P20">H.264<text:tab/>12</text:p>
          <text:p text:style-name="P21">Technical details<text:tab/>12</text:p>
          <text:p text:style-name="P21">Format requirements<text:tab/>13</text:p>
          <text:p text:style-name="P22">Community developed<text:tab/>13</text:p>
          <text:p text:style-name="P22">Multiple implementations<text:tab/>13</text:p>
          <text:p text:style-name="P22">Openly specified<text:tab/>13</text:p>
          <text:p text:style-name="P22">Patent and royalty free<text:tab/>13</text:p>
          <text:p text:style-name="P21">Suitability score<text:tab/>13</text:p>
          <text:p text:style-name="P20">Huffyuv<text:tab/>14</text:p>
          <text:p text:style-name="P21"><text:soft-page-break/>Technical details<text:tab/>14</text:p>
          <text:p text:style-name="P21">Format requirements<text:tab/>14</text:p>
          <text:p text:style-name="P22">Community developed<text:tab/>14</text:p>
          <text:p text:style-name="P22">Multiple implementations<text:tab/>14</text:p>
          <text:p text:style-name="P22">Openly specified<text:tab/>14</text:p>
          <text:p text:style-name="P22">Patent and royalty free<text:tab/>14</text:p>
          <text:p text:style-name="P21">Suitability score<text:tab/>14</text:p>
          <text:p text:style-name="P20">Lagarith<text:tab/>14</text:p>
          <text:p text:style-name="P21">Technical details<text:tab/>15</text:p>
          <text:p text:style-name="P21">Format requirements<text:tab/>15</text:p>
          <text:p text:style-name="P22">Community developed<text:tab/>15</text:p>
          <text:p text:style-name="P22">Multiple implementations<text:tab/>15</text:p>
          <text:p text:style-name="P22">Openly specified<text:tab/>15</text:p>
          <text:p text:style-name="P22">Patent and royalty free<text:tab/>15</text:p>
          <text:p text:style-name="P21">Suitability score<text:tab/>15</text:p>
          <text:p text:style-name="P20">Motion JPEG 2000<text:tab/>15</text:p>
          <text:p text:style-name="P21">Technical details<text:tab/>16</text:p>
          <text:p text:style-name="P21">Format requirements<text:tab/>16</text:p>
          <text:p text:style-name="P22">Community developed<text:tab/>16</text:p>
          <text:p text:style-name="P22">Multiple implementations<text:tab/>16</text:p>
          <text:p text:style-name="P22">Openly specified<text:tab/>16</text:p>
          <text:p text:style-name="P22">Patent and royalty free<text:tab/>16</text:p>
          <text:p text:style-name="P21">Suitability score<text:tab/>16</text:p>
          <text:p text:style-name="P19">Recommended Video Codec<text:tab/>17</text:p>
          <text:p text:style-name="P18">Lossless Audio Options<text:tab/>17</text:p>
          <text:p text:style-name="P19">Open Lossless audio options<text:tab/>18</text:p>
          <text:p text:style-name="P19">Recommended Audio<text:tab/>18</text:p>
          <text:p text:style-name="P18">Container options<text:tab/>18</text:p>
          <text:p text:style-name="P19">Open Container Options<text:tab/>19</text:p>
          <text:p text:style-name="P18">Assessing Format Requirements Suitability<text:tab/>20</text:p>
          <text:p text:style-name="P17">Alternate options<text:tab/>20</text:p>
          <text:p text:style-name="P17">Test cases<text:tab/>21</text:p>
          <text:p text:style-name="P17">Summary<text:tab/>21</text:p>
          <text:p text:style-name="P17">Recommendation<text:tab/>21</text:p>
          <text:p text:style-name="P18">Video<text:tab/>21</text:p>
          <text:p text:style-name="P18">Audio<text:tab/>21</text:p>
          <text:p text:style-name="P18">Container<text:tab/>21</text:p>
        </text:index-body>
      </text:table-of-content>
      <text:p text:style-name="Text_20_body"/>
      <text:h text:style-name="P27" text:outline-level="1">Purpose</text:h>
      <text:p text:style-name="Standard">The National Archives of Australia has a requirement to select a long term preservation format for video content.</text:p>
      <text:p text:style-name="Standard"/>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s</text:h>
      <text:p text:style-name="Standard">Digital video is unique in that it is not made of up a single data format, such as an image or audio file. Instead, it is made of up three distinct and separate components; video stream, audio stream and container format.</text:p>
      <text:h text:style-name="Heading_20_2" text:outline-level="2">Video stream (images)</text:h>
      <text:p text:style-name="P2">Multiple images are stored within a file and played in fast succession called the frame rate (generally 25 per second) to create the moving picture.<text:note text:id="ftn1" text:note-class="footnote"><text:note-citation>1</text:note-citation><text:note-body><text:p text:style-name="Footnote"><text:a xlink:type="simple" xlink:href="http://en.wikipedia.org/wiki/Motion_pictures">http://en.wikipedia.org/wiki/Motion_pictures</text:a></text:p></text:note-body></text:note> This is a specific video format (such as Theora<text:note text:id="ftn2" text:note-class="footnote"><text:note-citation>2</text:note-citation><text:note-body><text:p text:style-name="Footnote"><text:a xlink:type="simple" xlink:href="http://theora.org/">http://theora.org/</text:a></text:p></text:note-body></text:note>), which usually utilises specific compression algorithms.</text:p>
      <text:h text:style-name="Heading_20_2" text:outline-level="2">Audio stream</text:h>
      <text:p text:style-name="P2">The audio layer provides sound to accompany the video stream and may be multiple channels. This is a specific audio format (such as Vorbis<text:note text:id="ftn3" text:note-class="footnote"><text:note-citation>3</text:note-citation><text:note-body><text:p text:style-name="Footnote"><text:a xlink:type="simple" xlink:href="http://xiph.org/vorbis/">http://xiph.org/vorbis/</text:a></text:p></text:note-body></text:note>), which usually utilises specific compression algorithms.</text:p>
      <text:h text:style-name="Heading_20_2" text:outline-level="2">Container format</text:h>
      <text:p text:style-name="Standard"><text:span text:style-name="T3">The container</text:span><text:span text:style-name="T3"><text:note text:id="ftn4" text:note-class="footnote"><text:note-citation>4</text:note-citation><text:note-body><text:p text:style-name="Footnote"><text:a xlink:type="simple" xlink:href="http://en.wikipedia.org/wiki/Container_format_%28digital%29">http://en.wikipedia.org/wiki/Container_format_%28digital%29</text:a></text:p></text:note-body></text:note></text:span><text:span text:style-name="T3"> is a meta-file format (such as Ogg</text:span><text:span text:style-name="T3"><text:note text:id="ftn5" text:note-class="footnote"><text:note-citation>5</text:note-citation><text:note-body><text:p text:style-name="Footnote"><text:a xlink:type="simple" xlink:href="http://xiph.org/ogg/">http://xiph.org/ogg/</text:a></text:p></text:note-body></text:note></text:span><text:span text:style-name="T3">) which </text:span>describes how data (video and audio streams), as well as meta-data are stored (<text:span text:style-name="T4">not</text:span> coded). It wraps <text:span text:style-name="T3">the image and audio layers together to form a single file. A program able to identify and open a container file might not be able to decode the contained data, which requires an appropriate codec.</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magnitudes larger than other forms of digital records and as such, a single copy in our chosen long term format is preferable, although we acknowledge that this is unlikely to happen. The NAA has no control over the data format chosen by external agencies, however <text:span text:style-name="T3">the format chosen for our own digitisation efforts is somewhat more flexible.</text:span></text:p>
      <text:p text:style-name="Standard"/>
      <text:h text:style-name="Heading_20_1" text:outline-level="1"><text:soft-page-break/>Process</text:h>
      <text:p text:style-name="P2">As with any other digital file, the NAA does not modify the content of the record. As such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Working copy</text:h>
      <text:p text:style-name="Text_20_body">Some digital files received for long term preservation will have been digitised from the Audio Visual Preservation office in Sydney. It is unlikely that the requirements for a working copy as opposed to a preservation copy will overlap, especially given that proprietary tools are used to digitise analogue video.</text:p>
      <text:h text:style-name="Heading_20_1" text:outline-level="1">Access copy</text:h>
      <text:p text:style-name="P1"><text:span text:style-name="T3">An access copy may be required to be created from the original file. This format has no bearing on </text:span><text:span text:style-name="T3">the long term preservation format, except for the requirement to be able to transcode from one </text:span><text:span text:style-name="T3">format to another.</text:span></text:p>
      <text:p text:style-name="Standard"/>
      <text:h text:style-name="Heading_20_1" text:outline-level="1">Requirements</text:h>
      <text:p text:style-name="P2">The NAA's approach to digital preservation includes the migration of data into openly specified formats. This provides the NAA with the best chance of being able to read this format in the future, by avoiding vendor lock-in and other detrimental issues such as software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text:p>
      <text:p text:style-name="P2"/>
      <text:h text:style-name="Heading_20_2" text:outline-level="2">Digital Format</text:h>
      <text:p text:style-name="Standard">To assist in the selection of a suitable format the NAA digital preservation policy includes four guidelines. Each of these aspects plays an important role in ensuring that data will be accessible long term. Any format which is chosen should pass each of these requirements.</text:p>
      <text:p text:style-name="P2"/>
      <text:p text:style-name="Standard">The digital preservation guidelines for selecting a suitable format require it to; be community developed, have multiple implementations, be openly specified and be patent and royalty free.</text:p>
      <text:h text:style-name="Heading_20_3" text:outline-level="3">Community developed</text:h>
      <text:p text:style-name="Standard">A data format should not be developed and/or controlled by a single commercial entity. <text:s/>Preferably it will have been created in collaboration with multiple groups, including Governments, community groups and non-Government organisations. This helps to prevent vendor lock-in and ensure the openness of the format into the future.</text:p>
      <text:h text:style-name="Heading_20_3" text:outline-level="3">Multiple implementations</text:h>
      <text:p text:style-name="Standard">Having the most open data format in existence is less than ideal in the preservation space if there are no implementations of the format. A format should be supported via multiple software <text:soft-page-break/>implementations, on a variety of platforms. These implementations should ideally be free (libre) software<text:note text:id="ftn6" text:note-class="footnote"><text:note-citation>6</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text:note text:id="ftn7" text:note-class="footnote"><text:note-citation>7</text:note-citation><text:note-body><text:p text:style-name="Footnote"><text:a xlink:type="simple" xlink:href="http://en.wikipedia.org/wiki/Open_source_codecs_and_containers">http://en.wikipedia.org/wiki/Open_source_codecs_and_containers</text:a></text:p></text:note-body></text:note> and freely available. Although it does not need to be a standard approved by the International Organisation for Standardisation<text:note text:id="ftn8" text:note-class="footnote"><text:note-citation>8</text:note-citation><text:note-body><text:p text:style-name="Footnote"><text:a xlink:type="simple" xlink:href="http://www.iso.org/">http://www.iso.org</text:a></text:p></text:note-body></text:note> (ISO), being so should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the NAA could write software to read the data from the format specification.</text:p>
      <text:h text:style-name="Heading_20_3" text:outline-level="3">Patent and royalty free</text:h>
      <text:p text:style-name="Text_20_body"><text:span text:style-name="T3">Software patents</text:span><text:span text:style-name="T3"><text:note text:id="ftn9" text:note-class="footnote"><text:note-citation>9</text:note-citation><text:note-body><text:p text:style-name="Footnote"><text:a xlink:type="simple" xlink:href="http://en.wikipedia.org/wiki/Software_patent">http://en.wikipedia.org/wiki/Software_patent</text:a></text:p></text:note-body></text:note></text:span><text:span text:style-name="T3"> pose a risk to the records held by NAA because it opens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3">encumbered. This is referred to as a “free format”</text:span><text:span text:style-name="T3"><text:note text:id="ftn10" text:note-class="footnote"><text:note-citation>10</text:note-citation><text:note-body><text:p text:style-name="Footnote"><text:a xlink:type="simple" xlink:href="http://www.linfo.org/free_file_format.html">http://www.linfo.org/free_file_format.html</text:a></text:p></text:note-body></text:note></text:span><text:span text:style-name="T3">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h text:style-name="Heading_20_2" text:outline-level="2">Video Specific Requirements</text:h>
      <text:p text:style-name="P2">NAA has certain requirements for the video format as it will also be used for long term preservation of digitised data, not just born digital.</text:p>
      <text:p text:style-name="P2"><text:line-break/>These include:</text:p>
      <text:list xml:id="list979343363" text:style-name="L1">
        <text:list-item>
          <text:p text:style-name="P24">There must be no loss of information.</text:p>
        </text:list-item>
        <text:list-item>
          <text:p text:style-name="P23"><text:span text:style-name="T3">It must preserve the correct colour-space</text:span><text:span text:style-name="T3"><text:note text:id="ftn11" text:note-class="footnote"><text:note-citation>11</text:note-citation><text:note-body><text:p text:style-name="Footnote"><text:a xlink:type="simple" xlink:href="http://en.wikipedia.org/wiki/Color-space">http://en.wikipedia.org/wiki/Color-space</text:a></text:p></text:note-body></text:note></text:span><text:span text:style-name="T3"> (</text:span>RGB24, RGB32, RGBA, YUY2, and YV12?<text:span text:style-name="T3">).</text:span></text:p>
        </text:list-item>
        <text:list-item>
          <text:p text:style-name="P24">The required frame rate must be preserved.</text:p>
        </text:list-item>
        <text:list-item>
          <text:p text:style-name="P24">The original resolution must be maintained.</text:p>
        </text:list-item>
      </text:list>
      <text:list xml:id="list100155522" text:style-name="L2">
        <text:list-item>
          <text:p text:style-name="P25">Metadata?</text:p>
        </text:list-item>
        <text:list-item>
          <text:p text:style-name="P25">Bitrate?</text:p>
        </text:list-item>
      </text:list>
      <text:p text:style-name="P2"/>
      <text:h text:style-name="Heading_20_3" text:outline-level="3">Colour-space</text:h>
      <text:p text:style-name="P3">Colour-space conversions can cause rounding errors, introducing data loss, contrary to the ideal of lossless video compression. As such, maintaining the same colour-space as the original file may be important.</text:p>
      <text:p text:style-name="P3"><text:soft-page-break/></text:p>
      <text:p text:style-name="P3">Digitisation of video at the NAA requires any digital video format to support the YUV4:2:2<text:note text:id="ftn0" text:note-class="footnote"><text:note-citation>12</text:note-citation><text:note-body><text:p text:style-name="Footnote"><text:a xlink:type="simple" xlink:href="http://en.wikipedia.org/wiki/YUV_4:2:2">http://en.wikipedia.org/wiki/YUV_4:2:2</text:a></text:p></text:note-body></text:note> colour space, namely 720 luminance samples and 360 chrominance samples per line.infonet</text:p>
      <text:h text:style-name="Heading_20_3" text:outline-level="3">Compression</text:h>
      <text:p text:style-name="P2">Compression<text:note text:id="ftn12" text:note-class="footnote"><text:note-citation>13</text:note-citation><text:note-body><text:p text:style-name="Footnote"><text:a xlink:type="simple" xlink:href="http://en.wikipedia.org/wiki/Data_compression">http://en.wikipedia.org/wiki/Data_compression</text:a></text:p></text:note-body></text:note> is the applying of mathematical algorithms against the data stream to reduce the number of bits, which reduces the overall size of the record. Most digital records include some form of compression.</text:p>
      <text:p text:style-name="P2"/>
      <text:p text:style-name="P2">Compression does <text:span text:style-name="T5">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13" text:note-class="footnote"><text:note-citation>14</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14" text:note-class="footnote"><text:note-citation>15</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 from the list of possible long term digital video preservation formats.</text:p>
      <text:p text:style-name="P2"/>
      <text:h text:style-name="Heading_20_3" text:outline-level="3">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text:soft-page-break/>Video Codec vs Video Format</text:h>
      <text:p text:style-name="Text_20_body">A codec<text:note text:id="ftn15" text:note-class="footnote"><text:note-citation>16</text:note-citation><text:note-body><text:p text:style-name="Footnote"><text:a xlink:type="simple" xlink:href="http://en.wikipedia.org/wiki/Codec">http://en.wikipedia.org/wiki/Codec</text:a></text:p></text:note-body></text:note> is different to the file format<text:note text:id="ftn16" text:note-class="footnote"><text:note-citation>17</text:note-citation><text:note-body><text:p text:style-name="Footnote"><text:a xlink:type="simple" xlink:href="http://en.wikipedia.org/wiki/File_format">http://en.wikipedia.org/wiki/File_format</text:a></text:p></text:note-body></text:note> of a video stream, which is important when discussing digital video formats for long term preservation.</text:p>
      <text:p text:style-name="Text_20_body"/>
      <text:p text:style-name="Text_20_body">A “video file format” often refers to the <text:span text:style-name="T5">container format</text:span> used to house video (and audio) streams, such as <text:span text:style-name="T2">.avi</text:span>. However, this has <text:span text:style-name="T5">absolutely no bearing</text:span> on the format of the encoded video or audio streams.</text:p>
      <text:p text:style-name="Text_20_body"/>
      <text:p text:style-name="Text_20_body">The individual video stream itself is encoded in a specific file format (such as Theora), which might include various types of compression<text:note text:id="ftn17" text:note-class="footnote"><text:note-citation>18</text:note-citation><text:note-body><text:p text:style-name="Footnote"><text:a xlink:type="simple" xlink:href="http://en.wikipedia.org/wiki/Video_compression">http://en.wikipedia.org/wiki/Video_compression</text:a></text:p></text:note-body></text:note> (in line with the format specification). The file format of a video or audio stream refers to the specification of how data structures are stored within that file and how those structures should be encoded or compressed. The video stream is also often referred to as the “codec”, however it is in fact a <text:span text:style-name="T5">video file format</text:span> itself. As such, the video stream in an “.avi” file could be any number of different video file formats.</text:p>
      <text:p text:style-name="Text_20_body"/>
      <text:p text:style-name="Text_20_body">A video codec<text:note text:id="ftn18" text:note-class="footnote"><text:note-citation>19</text:note-citation><text:note-body><text:p text:style-name="Footnote"><text:a xlink:type="simple" xlink:href="http://en.wikipedia.org/wiki/Video_codec">http://en.wikipedia.org/wiki/Video_codec</text:a></text:p></text:note-body></text:note> is a <text:span text:style-name="T5">software or hardware implementation</text:span>, which can encode or decode data of a particular format, in line with the specification. The word <text:span text:style-name="T4">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Theora is a video file format. It has a published specification on how the data structures are stored within a file and the available compression options. There are a number of codecs which implement the Theora standard, such as FFmpeg<text:note text:id="ftn19" text:note-class="footnote"><text:note-citation>20</text:note-citation><text:note-body><text:p text:style-name="Footnote"><text:a xlink:type="simple" xlink:href="http://en.wikipedia.org/wiki/Ffmpeg">http://en.wikipedia.org/wiki/Ffmpeg</text:a></text:p></text:note-body></text:note> and Mencoder<text:note text:id="ftn20" text:note-class="footnote"><text:note-citation>21</text:note-citation><text:note-body><text:p text:style-name="Footnote"><text:a xlink:type="simple" xlink:href="http://www.mplayerhq.hu/DOCS/codecs-status.html">http://www.mplayerhq.hu/DOCS/codecs-status.html</text:a></text:p></text:note-body></text:note>. While both of these codecs are different, they both encode and decode video in line with the Theora file format.</text:p>
      <text:p text:style-name="Text_20_body"><text:span text:style-name="Teletype"><text:span text:style-name="T9"/></text:span></text:p>
      <text:p text:style-name="Text_20_body"><text:span text:style-name="Teletype"><text:span text:style-name="T9">Ideally, a video format should be documented and standardised first, after which time multiple codec implementations can be created from the specification. Sometimes however, a codec is created first, with a primary focus on compression and encoding, which also includes its own data format. The data format can then be discovered, and other codec implementations created. This is less than ideal from a digital preservation perspective where the video file format itself is most important.</text:span></text:span></text:p>
      <text:p text:style-name="Text_20_body"><text:span text:style-name="Teletype"><text:span text:style-name="T9"/></text:span></text:p>
      <text:p text:style-name="Text_20_body">Unfortunately these terms are often used interchangeably which makes it hard to discern whether something is indeed a video data format, or a codec. This paper seeks to find a suitable data format, for which there are multiple codec implementations.</text:p>
      <text:h text:style-name="Heading_20_1" text:outline-level="1">Options</text:h>
      <text:h text:style-name="Heading_20_2" text:outline-level="2">Lossless Video Options</text:h>
      <text:p text:style-name="P2">There are a number of lossless video file formats in existence, however not all of these will meet <text:soft-page-break/>our requirements.</text:p>
      <text:p text:style-name="Standard"/>
      <text:list xml:id="list1468179524" text:style-name="L3">
        <text:list-item>
          <text:p text:style-name="P28">Alparysoft (codec?)</text:p>
        </text:list-item>
        <text:list-item>
          <text:p text:style-name="P28">ArithYuv (codec?)</text:p>
        </text:list-item>
        <text:list-item>
          <text:p text:style-name="P28">AVIzlib</text:p>
        </text:list-item>
        <text:list-item>
          <text:p text:style-name="P28">CamStudio GZIP</text:p>
        </text:list-item>
        <text:list-item>
          <text:p text:style-name="P28">CorePNG</text:p>
        </text:list-item>
        <text:list-item>
          <text:p text:style-name="P28">Dirac<text:note text:id="ftn21" text:note-class="footnote"><text:note-citation>22</text:note-citation><text:note-body><text:p text:style-name="Footnote"><text:a xlink:type="simple" xlink:href="http://en.wikipedia.org/wiki/Dirac_%28codec%29">http://en.wikipedia.org/wiki/Dirac_%28codec%29</text:a></text:p></text:note-body></text:note></text:p>
        </text:list-item>
        <text:list-item>
          <text:p text:style-name="P28">FastCodec</text:p>
        </text:list-item>
        <text:list-item>
          <text:p text:style-name="P28">FFV1<text:note text:id="ftn22" text:note-class="footnote"><text:note-citation>23</text:note-citation><text:note-body><text:p text:style-name="Footnote"><text:a xlink:type="simple" xlink:href="http://en.wikipedia.org/wiki/FFV1">http://en.wikipedia.org/wiki/FFV1</text:a></text:p></text:note-body></text:note> (FF video codec 1)</text:p>
        </text:list-item>
        <text:list-item>
          <text:p text:style-name="P28">H.264<text:note text:id="ftn23" text:note-class="footnote"><text:note-citation>24</text:note-citation><text:note-body><text:p text:style-name="Footnote"><text:a xlink:type="simple" xlink:href="http://en.wikipedia.org/wiki/H.264">http://en.wikipedia.org/wiki/H.264</text:a></text:p></text:note-body></text:note> (MPEG-4 part 10)</text:p>
        </text:list-item>
        <text:list-item>
          <text:p text:style-name="P28">Huffyuv<text:note text:id="ftn24" text:note-class="footnote"><text:note-citation>25</text:note-citation><text:note-body><text:p text:style-name="Footnote"><text:a xlink:type="simple" xlink:href="http://en.wikipedia.org/wiki/Huffyuv">http://en.wikipedia.org/wiki/Huffyuv</text:a></text:p></text:note-body></text:note> (codec)</text:p>
        </text:list-item>
        <text:list-item>
          <text:p text:style-name="P28">Lagarith<text:note text:id="ftn25" text:note-class="footnote"><text:note-citation>26</text:note-citation><text:note-body><text:p text:style-name="Footnote"><text:a xlink:type="simple" xlink:href="http://en.wikipedia.org/wiki/Lagarith">http://en.wikipedia.org/wiki/Lagarith</text:a></text:p></text:note-body></text:note> (codec - improved fork of Huffyuv)</text:p>
        </text:list-item>
        <text:list-item>
          <text:p text:style-name="P28">LCL</text:p>
        </text:list-item>
        <text:list-item>
          <text:p text:style-name="P28">LOCO</text:p>
        </text:list-item>
        <text:list-item>
          <text:p text:style-name="P28">LZO</text:p>
        </text:list-item>
        <text:list-item>
          <text:p text:style-name="P28">Motion JPEG 2000<text:note text:id="ftn26" text:note-class="footnote"><text:note-citation>27</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28">MSU Lossless<text:note text:id="ftn27" text:note-class="footnote"><text:note-citation>28</text:note-citation><text:note-body><text:p text:style-name="Footnote"><text:a xlink:type="simple" xlink:href="http://en.wikipedia.org/wiki/MSU_Lossless_Video_Codec">http://en.wikipedia.org/wiki/MSU_Lossless_Video_Codec</text:a></text:p></text:note-body></text:note></text:p>
        </text:list-item>
        <text:list-item>
          <text:p text:style-name="P28">PICVideo</text:p>
        </text:list-item>
        <text:list-item>
          <text:p text:style-name="P28">SheerVideo<text:note text:id="ftn28" text:note-class="footnote"><text:note-citation>29</text:note-citation><text:note-body><text:p text:style-name="Footnote"><text:a xlink:type="simple" xlink:href="http://en.wikipedia.org/wiki/SheerVideo">http://en.wikipedia.org/wiki/SheerVideo</text:a></text:p></text:note-body></text:note></text:p>
        </text:list-item>
        <text:list-item>
          <text:p text:style-name="P28">Snow (codec)</text:p>
        </text:list-item>
        <text:list-item>
          <text:p text:style-name="P28">YULS (codec)</text:p>
        </text:list-item>
        <text:list-item>
          <text:p text:style-name="P28">Uncompressed RGB</text:p>
        </text:list-item>
        <text:list-item>
          <text:p text:style-name="P28">Uncompressed YUV</text:p>
        </text:list-item>
      </text:list>
      <text:p text:style-name="Standard"/>
      <text:h text:style-name="Heading_20_3" text:outline-level="3">Open Lossless Video Options</text:h>
      <text:p text:style-name="Standard">Research suggests that only a handful of these are openly specified, including:</text:p>
      <text:p text:style-name="Standard"/>
      <text:list xml:id="list2133884044" text:continue-numbering="true" text:style-name="L3">
        <text:list-item>
          <text:p text:style-name="P28">Dirac</text:p>
        </text:list-item>
        <text:list-item>
          <text:p text:style-name="P28">FFV1</text:p>
        </text:list-item>
        <text:list-item>
          <text:p text:style-name="P28">H.264</text:p>
        </text:list-item>
        <text:list-item>
          <text:p text:style-name="P28"><text:soft-page-break/>Huffyuv</text:p>
        </text:list-item>
        <text:list-item>
          <text:p text:style-name="P28">Lagarith</text:p>
        </text:list-item>
        <text:list-item>
          <text:p text:style-name="P28">Motion JPEG 2000</text:p>
        </text:list-item>
        <text:list-item>
          <text:p text:style-name="P28">Uncompressed RGB</text:p>
        </text:list-item>
        <text:list-item>
          <text:p text:style-name="P28">Uncompressed YUV</text:p>
        </text:list-item>
      </text:list>
      <text:h text:style-name="Heading_20_3" text:outline-level="3">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29" text:note-class="footnote"><text:note-citation>30</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 – 8, 10, 12, 16.</text:p>
      <text:p text:style-name="Text_20_body">Bitrate – Constant and variable supported.</text:p>
      <text:p text:style-name="Text_20_body">Resolution – 7680 × 4320 (Super Hi-Vision<text:note text:id="ftn106" text:note-class="footnote"><text:note-citation>31</text:note-citation><text:note-body><text:p text:style-name="Footnote"><text:a xlink:type="simple" xlink:href="http://en.wikipedia.org/wiki/Super_Hi-Vision">http://en.wikipedia.org/wiki/Super_Hi-Vision</text:a></text:p></text:note-body></text:note>) and beyond.<text:note text:id="ftn105" text:note-class="footnote"><text:note-citation>32</text:note-citation><text:note-body><text:p text:style-name="Footnote"><text:a xlink:type="simple" xlink:href="http://diracvideo.org/about_dirac">http://diracvideo.org/about_dirac</text:a></text:p></text:note-body></text:note></text:p>
      <text:p text:style-name="P3">Colourspaces – YUV 4:4:4, YUV 4:2:2, YUV 4:2:0, YcoCg (integer colour transform for RGB).</text:p>
      <text:p text:style-name="P3">Frame coding – both inter and intra.</text:p>
      <text:h text:style-name="Heading_20_5" text:outline-level="5">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30" text:note-class="footnote"><text:note-citation>33</text:note-citation><text:note-body><text:p text:style-name="Footnote"><text:a xlink:type="simple" xlink:href="http://en.wikipedia.org/wiki/BBC#Royal_Charter">http://en.wikipedia.org/wiki/BBC#Royal_Charter</text:a></text:p></text:note-body></text:note>. As such, the format is designed to enable freedom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31" text:note-class="footnote"><text:note-citation>34</text:note-citation><text:note-body><text:p text:style-name="Footnote"><text:a xlink:type="simple" xlink:href="http://www.bbc.co.uk/rd/projects/dirac/implementations.shtml">http://www.bbc.co.uk/rd/projects/dirac/implementations.shtml</text:a></text:p></text:note-body></text:note> for encoding and decoding Dirac, all of these are cross-platform free software tools<text:note text:id="ftn32" text:note-class="footnote"><text:note-citation>35</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text:s/>native Java<text:note text:id="ftn33" text:note-class="footnote"><text:note-citation>36</text:note-citation><text:note-body><text:p text:style-name="Footnote"><text:a xlink:type="simple" xlink:href="http://code.google.com/p/google-summer-of-code-2008-dirac/">http://code.google.com/p/google-summer-of-code-2008-dirac/</text:a></text:p></text:note-body></text:note> Mono/.NET<text:note text:id="ftn34" text:note-class="footnote"><text:note-citation>37</text:note-citation><text:note-body><text:p text:style-name="Footnote"><text:a xlink:type="simple" xlink:href="http://www.mono-project.com/StudentProjects#Dirac_Support">http://www.mono-project.com/StudentProjects#Dirac_Support</text:a></text:p></text:note-body></text:note> and VHDL<text:note text:id="ftn35" text:note-class="footnote"><text:note-citation>38</text:note-citation><text:note-body><text:p text:style-name="Footnote"><text:a xlink:type="simple" xlink:href="http://www.opencores.org/project,dirac,overview">http://www.opencores.org/project,dirac,overview</text:a></text:p></text:note-body></text:note>.</text:p>
      <text:p text:style-name="Text_20_body"/>
      <text:p text:style-name="Text_20_body"><text:soft-page-break/>Hardware implementations of Dirac are also available, including Dirac Pro<text:note text:id="ftn36" text:note-class="footnote"><text:note-citation>39</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37" text:note-class="footnote"><text:note-citation>40</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38" text:note-class="footnote"><text:note-citation>41</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39" text:note-class="footnote"><text:note-citation>42</text:note-citation><text:note-body><text:p text:style-name="Footnote"><text:a xlink:type="simple" xlink:href="http://www.smpte.org/">http://www.smpte.org</text:a></text:p></text:note-body></text:note> (SMPTE). Several documents exist<text:note text:id="ftn40" text:note-class="footnote"><text:note-citation>43</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41" text:note-class="footnote"><text:note-citation>44</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pan text:style-name="T7">vi</text:span><text:span text:style-name="T8">olating any existing patents, stating</text:span><text:span text:style-name="T8"><text:note text:id="ftn42" text:note-class="footnote"><text:note-citation>45</text:note-citation><text:note-body><text:p text:style-name="Footnote"><text:a xlink:type="simple" xlink:href="http://lwn.net/Articles/272973/">http://lwn.net/Articles/272973/</text:a></text:p></text:note-body></text:note></text:span><text:span text:style-name="T8">:</text:span></text:p>
      <text:p text:style-name="P4">“If there are any basic patents on arithmetic coding they have already expired or will do so soon. But, actually, we don’t think there are patents on the basic concept of arithmetic coding. The patents that do exist are on practical implementations and optimisations.”</text:p>
      <text:p text:style-name="Text_20_body"/>
      <text:p text:style-name="Text_20_body">Indeed, most patents have also expired in 1998. Further to this, the BBC guarantees to work around any patent issue that might arise<text:note text:id="ftn43" text:note-class="footnote"><text:note-citation>46</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44" text:note-class="footnote"><text:note-citation>47</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5">HIGH</text:p>
      <text:p text:style-name="Text_20_body"><text:span text:style-name="T3">Dirac</text:span><text:span text:style-name="T3"><text:note text:id="ftn45" text:note-class="footnote"><text:note-citation>48</text:note-citation><text:note-body><text:p text:style-name="Footnote"><text:a xlink:type="simple" xlink:href="http://www.diracvideo.org/"><text:span text:style-name="T3">http://www.diracvideo.org/</text:span></text:a></text:p></text:note-body></text:note></text:span><text:span text:style-name="T3"> is a royalty free, non patent encumbered, openly specified video format</text:span><text:span text:style-name="T3"><text:note text:id="ftn46" text:note-class="footnote"><text:note-citation>49</text:note-citation><text:note-body><text:p text:style-name="Footnote"><text:a xlink:type="simple" xlink:href="http://diracvideo.org/download/specification/dirac-spec-latest.pdf"><text:span text:style-name="T3">http://diracvideo.org/download/specification/dirac-spec-latest.pdf</text:span></text:a></text:p></text:note-body></text:note></text:span><text:span text:style-name="T3"> which supports lossless compression. It has been developed by the BBC</text:span><text:span text:style-name="T3"><text:note text:id="ftn47" text:note-class="footnote"><text:note-citation>50</text:note-citation><text:note-body><text:p text:style-name="Footnote"><text:a xlink:type="simple" xlink:href="http://www.bbc.co.uk/rd/projects/dirac/index.shtml">http://www.bbc.co.uk/rd/projects/dirac/index.shtml</text:a></text:p></text:note-body></text:note></text:span><text:span text:style-name="T3"> and multiple implementations exist. It is currently gaining in popularity, which is expected to increase in the future.</text:span></text:p>
      <text:p text:style-name="P3"><text:soft-page-break/>It supports the FLAC lossless audio codec within the free Ogg container, providing a completely open video format for long term preservation.</text:p>
      <text:h text:style-name="Heading_20_4" text:outline-level="4">FFV1</text:h>
      <text:p text:style-name="Text_20_body">FFV1 is an openly specified lossless intra-frame video format. It can use either variable length coding<text:note text:id="ftn48" text:note-class="footnote"><text:note-citation>51</text:note-citation><text:note-body><text:p text:style-name="Footnote"><text:a xlink:type="simple" xlink:href="http://en.wikipedia.org/wiki/Variable_length_coding">http://en.wikipedia.org/wiki/Variable_length_coding</text:a></text:p></text:note-body></text:note> or arithmetic coding<text:note text:id="ftn49" text:note-class="footnote"><text:note-citation>52</text:note-citation><text:note-body><text:p text:style-name="Footnote"><text:a xlink:type="simple" xlink:href="http://en.wikipedia.org/wiki/Arithmetic_coding">http://en.wikipedia.org/wiki/Arithmetic_coding</text:a></text:p></text:note-body></text:note> for entropy coding<text:note text:id="ftn50" text:note-class="footnote"><text:note-citation>53</text:note-citation><text:note-body><text:p text:style-name="Footnote"><text:a xlink:type="simple" xlink:href="http://en.wikipedia.org/wiki/Entropy_coding">http://en.wikipedia.org/wiki/Entropy_coding</text:a></text:p></text:note-body></text:note>.</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FFV1 compares against NAA data format requirements.</text:p>
      <text:h text:style-name="Heading_20_6" text:outline-level="6">Community developed</text:h>
      <text:p text:style-name="Text_20_body">The background to the FFV1 file format is not known.</text:p>
      <text:h text:style-name="Heading_20_6" text:outline-level="6">Multiple implementations</text:h>
      <text:p text:style-name="Text_20_body">There are two primary implementations of FFV1 in the free (libre) FFmpeg and Mencoder packages.</text:p>
      <text:h text:style-name="Heading_20_6" text:outline-level="6">Openly specified</text:h>
      <text:p text:style-name="Text_20_body">The specification is open, although it is not easily available with the primary website<text:note text:id="ftn51" text:note-class="footnote"><text:note-citation>54</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52" text:note-class="footnote"><text:note-citation>55</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FFV1 uses arithmetic coding, parts of which may be patented<text:note text:id="ftn53" text:note-class="footnote"><text:note-citation>56</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5">LOW</text:p>
      <text:p text:style-name="Text_20_body">While the FFV1 appears to be a decent lossless format, information about the format is sorely lacking. It is also not widely implemented and could be patent encumbered.</text:p>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text:soft-page-break/>component.</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H.264 compares against NAA data format requirements.</text:p>
      <text:h text:style-name="Heading_20_6" text:outline-level="6">Community developed</text:h>
      <text:p text:style-name="Text_20_body">The H.264 (<text:span text:style-name="T3">MPEG-4 AVC) f</text:span>ormat was created as a joint project between the ITU-T Video Coding Experts Group (VCEG) and the ISO Moving Picture Experts Group (MPEG). Unfortunately, these groups work for the benefit of various companies with patent interests in the standards, represented by the MPEG Licensing Authority.</text:p>
      <text:h text:style-name="Heading_20_6" text:outline-level="6">Multiple implementations</text:h>
      <text:p text:style-name="Text_20_body">H.264 has become extremely popular recently and is used in a very wide array of products<text:note text:id="ftn54" text:note-class="footnote"><text:note-citation>57</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he primary free (libre) software implementation is x264,<text:note text:id="ftn55" text:note-class="footnote"><text:note-citation>58</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56" text:note-class="footnote"><text:note-citation>59</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such as FFmpeg, Handbrake, MPlayer and VLC.</text:p>
      <text:h text:style-name="Heading_20_6" text:outline-level="6">Openly specified</text:h>
      <text:p text:style-name="Text_20_body">The H.264 format is openly specified and freely available. Two identical standards are maintained, one as part of the ITU-T H.264<text:note text:id="ftn57" text:note-class="footnote"><text:note-citation>60</text:note-citation><text:note-body><text:p text:style-name="Footnote"><text:a xlink:type="simple" xlink:href="http://www.itu.int/rec/T-REC-H.264">http://www.itu.int/rec/T-REC-H.264</text:a></text:p></text:note-body></text:note> specification, and the other as ISO/IEC MPEG-4 standard 14496-10<text:note text:id="ftn58" text:note-class="footnote"><text:note-citation>61</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59" text:note-class="footnote"><text:note-citation>62</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60" text:note-class="footnote"><text:note-citation>63</text:note-citation><text:note-body><text:p text:style-name="Footnote"><text:a xlink:type="simple" xlink:href="http://www.mpegla.com/main/programs/AVC/Pages/Intro.aspx">http://www.mpegla.com/main/programs/AVC/Pages/Intro.aspx</text:a></text:p></text:note-body></text:note>, included even the baseline<text:note text:id="ftn61" text:note-class="footnote"><text:note-citation>64</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 although the majority of patents expire in 2028.<text:note text:id="ftn62" text:note-class="footnote"><text:note-citation>65</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63" text:note-class="footnote"><text:note-citation>66</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text:soft-page-break/>In addition to being patent encumbered, H.264 charges a royalty for decoding files.</text:p>
      <text:p text:style-name="Text_20_body">The FFmpeg web page warns<text:note text:id="ftn64" text:note-class="footnote"><text:note-citation>67</text:note-citation><text:note-body><text:p text:style-name="Footnote"><text:a xlink:type="simple" xlink:href="http://ffmpeg.org/legal.html">http://ffmpeg.org/legal.html</text:a></text:p></text:note-body></text:note> that use of H.264 may violate patents.</text:p>
      <text:h text:style-name="Heading_20_5" text:outline-level="5">Suitability score</text:h>
      <text:p text:style-name="P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h text:style-name="Heading_20_4" text:outline-level="4">Huffyuv</text:h>
      <text:p text:style-name="Text_20_body">Huffyuv is a highly regarded lossless video codec with great compression, which uses adaptive Huffman encoding.<text:note text:id="ftn65" text:note-class="footnote"><text:note-citation>68</text:note-citation><text:note-body><text:p text:style-name="Footnote"><text:a xlink:type="simple" xlink:href="http://en.wikipedia.org/wiki/Adaptive_Huffman_coding">http://en.wikipedia.org/wiki/Adaptive_Huffman_coding</text:a></text:p></text:note-body></text:note> It primary goal was to replace uncompressed YCbCr as a video capture format.</text:p>
      <text:h text:style-name="Heading_20_5" text:outline-level="5">Technical details</text:h>
      <text:p text:style-name="Text_20_body">Bitdepth</text:p>
      <text:p text:style-name="Text_20_body">Bitrate</text:p>
      <text:p text:style-name="Text_20_body">Resolution</text:p>
      <text:p text:style-name="Text_20_body">Colour-space - YCbCr</text:p>
      <text:h text:style-name="Heading_20_5" text:outline-level="5">Format requirements</text:h>
      <text:p text:style-name="Text_20_body">The following summarises how Huffyuv compares against NAA data format requirements.</text:p>
      <text:h text:style-name="Heading_20_6" text:outline-level="6">Community developed</text:h>
      <text:p text:style-name="Text_20_body">Huffyuv was not developed by the community, however it was free software from its inception.</text:p>
      <text:h text:style-name="Heading_20_6" text:outline-level="6">Multiple implementations</text:h>
      <text:p text:style-name="Text_20_body">The original codec was written specifically for Windows as free software under the GPL, however there has not been a new release since 2002. Currently, the free FFmpeg project is also a codec for Huffyuv video streams. As such, multiple front-ends can also decode Huffyuv, including Mplayer and VLC.</text:p>
      <text:h text:style-name="Heading_20_6" text:outline-level="6">Openly specified</text:h>
      <text:p text:style-name="Text_20_body">Being primarily a codec, the file format is not specifically published, however the description is available.<text:note text:id="ftn66" text:note-class="footnote"><text:note-citation>69</text:note-citation><text:note-body><text:p text:style-name="Footnote"><text:a xlink:type="simple" xlink:href="http://wiki.multimedia.cx/index.php?title=HuffYUV">http://wiki.multimedia.cx/index.php?title=HuffYUV</text:a></text:p></text:note-body></text:note></text:p>
      <text:h text:style-name="Heading_20_6" text:outline-level="6">Patent and royalty free</text:h>
      <text:p text:style-name="Text_20_body">There are currently no known patents encumbering this format,<text:note text:id="ftn67" text:note-class="footnote"><text:note-citation>70</text:note-citation><text:note-body><text:p text:style-name="Footnote"><text:a xlink:type="simple" xlink:href="http://en.wikipedia.org/wiki/Comparison_of_video_codecs#Codecs_list">http://en.wikipedia.org/wiki/Comparison_of_video_codecs#Codecs_list</text:a></text:p></text:note-body></text:note> however the project has made no statements about ensuring they remain patent free.</text:p>
      <text:h text:style-name="Heading_20_5" text:outline-level="5"><text:soft-page-break/>Suitability score</text:h>
      <text:p text:style-name="P5">LOW</text:p>
      <text:p text:style-name="Text_20_body">While the Huffyuv codec is well supported under Windows (via Huffyuv) and Linux (via FFmpeg), the data format itself is not well specified.</text:p>
      <text:h text:style-name="Heading_20_4" text:outline-level="4">Lagarith</text:h>
      <text:p text:style-name="Text_20_body">Lagarith refers specifically to a codec which was forked from Huffyuv. It compresses video streams of various colour-spaces using various compression techniques (such as arithmetic coding<text:note text:id="ftn68" text:note-class="footnote"><text:note-citation>71</text:note-citation><text:note-body><text:p text:style-name="Footnote"><text:a xlink:type="simple" xlink:href="http://www.arturocampos.com/ac_arithmetic.html">http://www.arturocampos.com/ac_arithmetic.html</text:a></text:p></text:note-body></text:note>). Inter-prediction between frames is not allowed, which means that each frame can be separately decoded.</text:p>
      <text:h text:style-name="Heading_20_5" text:outline-level="5">Technical details</text:h>
      <text:p text:style-name="Text_20_body">Bitdepth</text:p>
      <text:p text:style-name="Text_20_body">Bitrate</text:p>
      <text:p text:style-name="Text_20_body">Resolution</text:p>
      <text:p text:style-name="Text_20_body">Colour-space - RGB24, RGB32, RGBA, YUY2, and YV12</text:p>
      <text:h text:style-name="Heading_20_5" text:outline-level="5">Format requirements</text:h>
      <text:p text:style-name="Text_20_body">The following summarises how Lagarith compares against NAA data format requirements.</text:p>
      <text:h text:style-name="Heading_20_6" text:outline-level="6">Community developed</text:h>
      <text:p text:style-name="Text_20_body">Lagarith is free software, released under the GNU Public License. It was originally forked from another free software project, Huffyuv. Nevertheless, it is maintained by a single developer.</text:p>
      <text:h text:style-name="Heading_20_6" text:outline-level="6">Multiple implementations</text:h>
      <text:p text:style-name="Text_20_body">Currently Lagarith files can only be decoded by the AVI player, which utilises the Lagarith codec. Support for Lagarith encoded video is in progress for various free software players, such as Ffmpeg,<text:note text:id="ftn69" text:note-class="footnote"><text:note-citation>72</text:note-citation><text:note-body><text:p text:style-name="Footnote"><text:a xlink:type="simple" xlink:href="http://mailman.videolan.org/pipermail/vlc/2009-August/017428.html">http://mailman.videolan.org/pipermail/vlc/2009-August/017428.html</text:a></text:p></text:note-body></text:note> but is currently unavailable.</text:p>
      <text:h text:style-name="Heading_20_6" text:outline-level="6">Openly specified</text:h>
      <text:p text:style-name="Text_20_body"><text:span text:style-name="Teletype"><text:span text:style-name="T9">Lagarith is primarily a piece of software (codec) which can encode video streams using various compression algorithms. The file also contains some identifiers which along with the encoded streams, make up the data format.</text:span></text:span><text:span text:style-name="Teletype"><text:span text:style-name="T9"><text:note text:id="ftn70" text:note-class="footnote"><text:note-citation>73</text:note-citation><text:note-body><text:p text:style-name="Footnote"><text:a xlink:type="simple" xlink:href="http://wiki.multimedia.cx/index.php?title=Lagarith#Data_Format">http://wiki.multimedia.cx/index.php?title=Lagarith#Data_Format</text:a></text:p></text:note-body></text:note></text:span></text:span></text:p>
      <text:h text:style-name="Heading_20_6" text:outline-level="6">Patent and royalty free</text:h>
      <text:p text:style-name="Text_20_body">There are no known patents encumbering this format,<text:note text:id="ftn71" text:note-class="footnote"><text:note-citation>74</text:note-citation><text:note-body><text:p text:style-name="Footnote"><text:a xlink:type="simple" xlink:href="http://en.wikipedia.org/wiki/Comparison_of_video_codecs#Codecs_list">http://en.wikipedia.org/wiki/Comparison_of_video_codecs#Codecs_list</text:a></text:p></text:note-body></text:note> however the project has made no formal guarantee to ensure that it remains patent free.</text:p>
      <text:h text:style-name="Heading_20_5" text:outline-level="5">Suitability score</text:h>
      <text:p text:style-name="P5">LOW</text:p>
      <text:p text:style-name="Text_20_body">Lagarith holds a lot of promise, and is increasing in popularity. However, it is currently only supported by a single developer and has no major backing. The file format is weakly specified, as it <text:soft-page-break/>is primarily a codec, designed for highly compressed video streams.</text:p>
      <text:h text:style-name="Heading_20_4" text:outline-level="4">Motion JPEG 2000</text:h>
      <text:p text:style-name="Text_20_body">Motion JPEG 2000 is an ISO and ITU-T approved open video data standard. It specifies the use of the JPEG 2000 codec for timed sequences of images.</text:p>
      <text:p text:style-name="Text_20_body">Unlike common video codecs, such as <text:a xlink:type="simple" xlink:href="http://en.wikipedia.org/wiki/MPEG-4">MPEG-4</text:a>, <text:a xlink:type="simple" xlink:href="http://en.wikipedia.org/wiki/WMV">WMV</text:a>, and <text:a xlink:type="simple" xlink:href="http://en.wikipedia.org/wiki/DivX">DivX</text:a>, Motion JPEG 2000 does not employ temporal or inter-frame compression. Instead, each frame is an independent entity encoded by either a lossy or lossless variant of JPEG 2000 (naturally NAA would use lossless).</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Motion JPEG 2000 compares against NAA data format requirements.</text:p>
      <text:h text:style-name="Heading_20_6" text:outline-level="6">Community developed</text:h>
      <text:p text:style-name="Text_20_body">The Motion JPEG 2000 specification is covered in part three of the JPEG 2000 specification. As such, it was developed by the Joint Photographic Experts Group.<text:note text:id="ftn72" text:note-class="footnote"><text:note-citation>75</text:note-citation><text:note-body><text:p text:style-name="Footnote"><text:a xlink:type="simple" xlink:href="http://en.wikipedia.org/wiki/Joint_Photographic_Experts_Group">http://en.wikipedia.org/wiki/Joint_Photographic_Experts_Group</text:a></text:p></text:note-body></text:note></text:p>
      <text:h text:style-name="Heading_20_6" text:outline-level="6">Multiple implementations</text:h>
      <text:p text:style-name="Text_20_body">The Motion JPEG 2000 format is widely supported, however it currently depends heavily on hardware codecs. There is a free software implementation in the FFmpeg library. As such, codec support exists in various free software front ends such as MEncoder and VLC.</text:p>
      <text:h text:style-name="Heading_20_6" text:outline-level="6">Openly specified</text:h>
      <text:p text:style-name="Text_20_body">The Motion JPEG 2000 format is openly specified and freely available. Two identical standards are maintained, one as part of the ITU-T T.802<text:note text:id="ftn73" text:note-class="footnote"><text:note-citation>76</text:note-citation><text:note-body><text:p text:style-name="Footnote"><text:a xlink:type="simple" xlink:href="http://www.itu.int/rec/T-REC-T.802">http://www.itu.int/rec/T-REC-T.802</text:a></text:p></text:note-body></text:note> specification, and the other as ISO/IEC 15444-3.<text:note text:id="ftn74" text:note-class="footnote"><text:note-citation>77</text:note-citation><text:note-body><text:p text:style-name="Footnote"><text:a xlink:type="simple" xlink:href="http://www.iso.org/iso/iso_catalogue/catalogue_ics/catalogue_detail_ics.htm?csnumber=41570">http://www.iso.org/iso/iso_catalogue/catalogue_ics/catalogue_detail_ics.htm?csnumber=41570</text:a></text:p></text:note-body></text:note></text:p>
      <text:h text:style-name="Heading_20_6" text:outline-level="6">Patent and royalty free</text:h>
      <text:p text:style-name="Standard"><text:span text:style-name="T3">Motion JPEG 2000 uses the JPEG 2000 standard </text:span>for timed sequences of images (motion sequences) <text:span text:style-name="T3">and is therefore subject to any patent issues found therewith. While the format is gaining in popularity around the world (including in archival institutions), it still presents a major risk due to patent uncertainty.</text:span></text:p>
      <text:p text:style-name="P2"/>
      <text:p text:style-name="P1"><text:span text:style-name="T3">The first part (the core coding system) of the JPEG 2000 specification </text:span><text:span text:style-name="T6">is</text:span><text:span text:style-name="T3"> heavily patent encumbered, however contributing companies and organisations have agreed to make it royalty free,</text:span><text:span text:style-name="T3"><text:note text:id="ftn75" text:note-class="footnote"><text:note-citation>78</text:note-citation><text:note-body><text:p text:style-name="Footnote"><text:a xlink:type="simple" xlink:href="http://www.jpeg.org/newsrel1.html">http://www.jpeg.org/newsrel1.html</text:a></text:p></text:note-body></text:note></text:span><text:span text:style-name="T3"> however other parts are under no such agreement. Part of the specification allows for proprietary extensions, and it is unclear which components a given implementation of Motion JPEG </text:span><text:soft-page-break/><text:span text:style-name="T3">2000 will use. Even so, the core coding system is made a the JPEG committee has stated that undeclared and obscure submarine patents may still present a hazard.</text:span><text:span text:style-name="T3"><text:note text:id="ftn76" text:note-class="footnote"><text:note-citation>79</text:note-citation><text:note-body><text:p text:style-name="Footnote"><text:a xlink:type="simple" xlink:href="http://www.jpeg.org/jpeg2000/CDs15444.html">http://www.jpeg.org/jpeg2000/CDs15444.html</text:a></text:p></text:note-body></text:note></text:span></text:p>
      <text:p text:style-name="P2"/>
      <text:p text:style-name="P1"><text:span text:style-name="T3">The United States Library of Congress lists the Motion JPEG 2000 as have no patent or licensing claims,</text:span><text:span text:style-name="T3"><text:note text:id="ftn77" text:note-class="footnote"><text:note-citation>80</text:note-citation><text:note-body><text:p text:style-name="Footnote"><text:a xlink:type="simple" xlink:href="http://www.digitalpreservation.gov/formats/fdd/fdd000063.shtml">http://www.digitalpreservation.gov/formats/fdd/fdd000063.shtml</text:a></text:p></text:note-body></text:note></text:span><text:span text:style-name="T3"> other than that of JPEG</text:span><text:span text:style-name="T3"><text:note text:id="ftn78" text:note-class="footnote"><text:note-citation>81</text:note-citation><text:note-body><text:p text:style-name="Footnote"><text:a xlink:type="simple" xlink:href="http://www.digitalpreservation.gov/formats/fdd/fdd000017.shtml">http://www.digitalpreservation.gov/formats/fdd/fdd000017.shtml</text:a></text:p></text:note-body></text:note></text:span><text:span text:style-name="T3"> itself.</text:span></text:p>
      <text:h text:style-name="Heading_20_5" text:outline-level="5">Suitability score</text:h>
      <text:p text:style-name="P5">MEDIUM</text:p>
      <text:p text:style-name="Text_20_body">The issues surrounding patents is perhaps the only major concern in regards to the use of Motion JPEG 2000 as a long term digital preservation format. Otherwise, it is a well specified, widely supported lossless video data format with multiple implementations.</text:p>
      <text:h text:style-name="Heading_20_3" text:outline-level="3">Recommended Video Codec</text:h>
      <text:p text:style-name="Text_20_body">The video format which best meets all of the NAA criteria for a long term digital preservation format is...</text:p>
      <text:p text:style-name="Text_20_body"/>
      <text:p text:style-name="Text_20_body">Performance comparison of lossless formats.</text:p>
      <text:p text:style-name="Text_20_body"><text:a xlink:type="simple" xlink:href="http://compression.ru/video/codec_comparison/lossless_codecs_2007_en.html">http://compression.ru/video/codec_comparison/lossless_codecs_2007_en.html</text:a></text:p>
      <text:h text:style-name="Heading_20_2" text:outline-level="2">Lossless Audio Options</text:h>
      <text:p text:style-name="P2">The NAA has already chosen a data format for the preservation of audio, namely FLAC<text:note text:id="ftn79" text:note-class="footnote"><text:note-citation>82</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 audio codecs available, however not all of these will meet our format requirements.</text:p>
      <text:p text:style-name="P2"/>
      <text:list xml:id="list1938721104" text:style-name="L4">
        <text:list-item>
          <text:p text:style-name="P29">AIFF<text:note text:id="ftn80" text:note-class="footnote"><text:note-citation>83</text:note-citation><text:note-body><text:p text:style-name="Footnote"><text:a xlink:type="simple" xlink:href="http://en.wikipedia.org/wiki/AIFF">http://en.wikipedia.org/wiki/AIFF</text:a></text:p></text:note-body></text:note></text:p>
        </text:list-item>
        <text:list-item>
          <text:p text:style-name="P29">Apple Lossless – ALAC (Apple Lossless Audio Codec)</text:p>
        </text:list-item>
        <text:list-item>
          <text:p text:style-name="P29">apt-X Lossless</text:p>
        </text:list-item>
        <text:list-item>
          <text:p text:style-name="P29">ATRAC Advanced Lossless</text:p>
        </text:list-item>
        <text:list-item>
          <text:p text:style-name="P29">AU<text:note text:id="ftn81" text:note-class="footnote"><text:note-citation>84</text:note-citation><text:note-body><text:p text:style-name="Footnote"><text:a xlink:type="simple" xlink:href="http://en.wikipedia.org/wiki/Au_file_format">http://en.wikipedia.org/wiki/Au_file_format</text:a></text:p></text:note-body></text:note></text:p>
        </text:list-item>
        <text:list-item>
          <text:p text:style-name="P29">Audio Lossless Coding – also known as MPEG-4 ALS</text:p>
        </text:list-item>
        <text:list-item>
          <text:p text:style-name="P29">Direct Stream Transfer – DST</text:p>
        </text:list-item>
        <text:list-item>
          <text:p text:style-name="P29">Dolby TrueHD</text:p>
        </text:list-item>
        <text:list-item>
          <text:p text:style-name="P29">DTS-HD Master Audio</text:p>
        </text:list-item>
        <text:list-item>
          <text:p text:style-name="P29">Free Lossless Audio Codec – FLAC</text:p>
        </text:list-item>
        <text:list-item>
          <text:p text:style-name="P29">Lossless Audio (LA)</text:p>
        </text:list-item>
        <text:list-item>
          <text:p text:style-name="P29"><text:soft-page-break/>Lossless Predictive Audio Compression</text:p>
        </text:list-item>
        <text:list-item>
          <text:p text:style-name="P29">Meridian Lossless Packing – MLP</text:p>
        </text:list-item>
        <text:list-item>
          <text:p text:style-name="P29">MPEG-4 Audio Lossless Encoding (MPEG-4 ALS)</text:p>
        </text:list-item>
        <text:list-item>
          <text:p text:style-name="P29">MPEG-4 MPEG-4 Scalable Lossless Encoding (MPEG-4 SLS also used in HD-AAC)</text:p>
        </text:list-item>
        <text:list-item>
          <text:p text:style-name="P29">Monkey's Audio – Monkey's Audio APE</text:p>
        </text:list-item>
        <text:list-item>
          <text:p text:style-name="P29">OptimFROG</text:p>
        </text:list-item>
        <text:list-item>
          <text:p text:style-name="P29">PCM</text:p>
        </text:list-item>
        <text:list-item>
          <text:p text:style-name="P29">RealPlayer – RealAudio Lossless</text:p>
        </text:list-item>
        <text:list-item>
          <text:p text:style-name="P29">Shorten – SHN</text:p>
        </text:list-item>
        <text:list-item>
          <text:p text:style-name="P29">TTA – True Audio Lossless</text:p>
        </text:list-item>
        <text:list-item>
          <text:p text:style-name="P29">WAV/WAVE<text:note text:id="ftn82" text:note-class="footnote"><text:note-citation>85</text:note-citation><text:note-body><text:p text:style-name="Footnote"><text:a xlink:type="simple" xlink:href="http://en.wikipedia.org/wiki/WAV">http://en.wikipedia.org/wiki/WAV</text:a></text:p></text:note-body></text:note> (Waveform Audio File Format)</text:p>
        </text:list-item>
        <text:list-item>
          <text:p text:style-name="P29">WavPack – WavPack lossless</text:p>
        </text:list-item>
        <text:list-item>
          <text:p text:style-name="P29">WMA Lossless – Windows Media Lossless</text:p>
        </text:list-item>
      </text:list>
      <text:p text:style-name="Text_20_body"/>
      <text:h text:style-name="Heading_20_3" text:outline-level="3">Open Lossless audio options</text:h>
      <text:p text:style-name="Standard">Research suggests that only a handful of these are openly specified, including:</text:p>
      <text:p text:style-name="Standard"/>
      <text:list xml:id="list1024261724" text:continue-list="list2133884044" text:style-name="L3">
        <text:list-item>
          <text:p text:style-name="P28">FLAC</text:p>
        </text:list-item>
        <text:list-item>
          <text:p text:style-name="P28">TTA</text:p>
        </text:list-item>
        <text:list-item>
          <text:p text:style-name="P28">WAV</text:p>
        </text:list-item>
        <text:list-item>
          <text:p text:style-name="P28">WavPack</text:p>
        </text:list-item>
      </text:list>
      <text:h text:style-name="Heading_20_3" text:outline-level="3">Recommended Audio</text:h>
      <text:p text:style-name="Text_20_body">The NAA should continue to support the FLAC format as the audio stream within video. This will, however, depend on the video and container formats chosen.</text:p>
      <text:h text:style-name="Heading_20_2" text:outline-level="2">Container options</text:h>
      <text:p text:style-name="Text_20_body">Some container formats are based on the ISO base media file format<text:note text:id="ftn83" text:note-class="footnote"><text:note-citation>86</text:note-citation><text:note-body><text:p text:style-name="Footnote"><text:a xlink:type="simple" xlink:href="http://en.wikipedia.org/wiki/ISO_base_media_file_format">http://en.wikipedia.org/wiki/ISO_base_media_file_format</text:a></text:p></text:note-body></text:note> (ISO/IEC 14496-12) which is known as MPEG-4 Part 12<text:note text:id="ftn84" text:note-class="footnote"><text:note-citation>87</text:note-citation><text:note-body><text:p text:style-name="Footnote"><text:a xlink:type="simple" xlink:href="http://en.wikipedia.org/wiki/MPEG-4_Part_12">http://en.wikipedia.org/wiki/MPEG-4_Part_12</text:a></text:p></text:note-body></text:note> (MP4 version 1) and was directly based on Apple's Quicktime container format<text:note text:id="ftn85" text:note-class="footnote"><text:note-citation>88</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86" text:note-class="footnote"><text:note-citation>89</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e NAA should contact these parties to negotiate irrevocable royalty free use of the container format, should it be chosen as the preservation standard.</text:p>
      <text:p text:style-name="Text_20_body"/>
      <text:p text:style-name="Text_20_body"><text:soft-page-break/>The file format for JPEG2000 Part 12 (ISO/IEC 15444-12) is exactly the same standard as MP4.</text:p>
      <text:p text:style-name="Text_20_body"/>
      <text:p text:style-name="Text_20_body">The MP4<text:note text:id="ftn87" text:note-class="footnote"><text:note-citation>90</text:note-citation><text:note-body><text:p text:style-name="Footnote"><text:a xlink:type="simple" xlink:href="http://en.wikipedia.org/wiki/MP4">http://en.wikipedia.org/wiki/MP4</text:a></text:p></text:note-body></text:note> version 2 format (ISO/IEC 14496-14) is part of MPEG-4 Part 14<text:note text:id="ftn88" text:note-class="footnote"><text:note-citation>91</text:note-citation><text:note-body><text:p text:style-name="Footnote"><text:a xlink:type="simple" xlink:href="http://en.wikipedia.org/wiki/MPEG-4_Part_14">http://en.wikipedia.org/wiki/MPEG-4_Part_14</text:a></text:p></text:note-body></text:note> standard and is an extension of the ISO base media file format (MP4 version 1/MPEG-4 Part 12).</text:p>
      <text:p text:style-name="Text_20_body"/>
      <text:p text:style-name="Text_20_body">It should be noted that “MP4” always refers to version 2 of the standard, also known as MPEG-4 Part 14 and MPEG-4 file format version 2.</text:p>
      <text:p text:style-name="Text_20_body"/>
      <text:p text:style-name="Text_20_body">MOV -&gt; MP4 version 1 -&gt; ISO base media file format -&gt; Others<text:note text:id="ftn89" text:note-class="footnote"><text:note-citation>92</text:note-citation><text:note-body><text:p text:style-name="Footnote"><text:a xlink:type="simple" xlink:href="http://www.mp4ra.org/specs.html">http://www.mp4ra.org/specs.html</text:a></text:p></text:note-body></text:note> (including MP4 version 2)</text:p>
      <text:p text:style-name="Text_20_body"/>
      <text:p text:style-name="Text_20_body">Formats derived from the ISO base media file format <text:span text:style-name="T5">may</text:span> be openly specified, but it is not guaranteed as they extend some or all of the original standard. Their patent status is also not necessarily known.</text:p>
      <text:p text:style-name="Text_20_body"/>
      <text:list xml:id="list834069653" text:continue-numbering="true" text:style-name="L3">
        <text:list-item>
          <text:p text:style-name="P28">3GP/3G2 (ISO base media file format)</text:p>
        </text:list-item>
        <text:list-item>
          <text:p text:style-name="P28">ASF - Advanced Systems Format (Microsoft)</text:p>
        </text:list-item>
        <text:list-item>
          <text:p text:style-name="P31">AVI - Audio Video Interleave (Microsoft)</text:p>
        </text:list-item>
        <text:list-item>
          <text:p text:style-name="P28">DIVX/DMF<text:note text:id="ftn90" text:note-class="footnote"><text:note-citation>93</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28">F4V</text:p>
        </text:list-item>
        <text:list-item>
          <text:p text:style-name="P28">FLV<text:note text:id="ftn91" text:note-class="footnote"><text:note-citation>94</text:note-citation><text:note-body><text:p text:style-name="Footnote"><text:a xlink:type="simple" xlink:href="http://en.wikipedia.org/wiki/Flash_Video">http://en.wikipedia.org/wiki/Flash_Video</text:a></text:p></text:note-body></text:note> – Flash Video</text:p>
        </text:list-item>
        <text:list-item>
          <text:p text:style-name="P28">GFX<text:note text:id="ftn92" text:note-class="footnote"><text:note-citation>95</text:note-citation><text:note-body><text:p text:style-name="Footnote"><text:a xlink:type="simple" xlink:href="http://en.wikipedia.org/wiki/GXF">http://en.wikipedia.org/wiki/GXF</text:a></text:p></text:note-body></text:note> – General Exchange Format</text:p>
        </text:list-item>
        <text:list-item>
          <text:p text:style-name="P28">MKV<text:note text:id="ftn93" text:note-class="footnote"><text:note-citation>96</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28">MJ2</text:p>
        </text:list-item>
        <text:list-item>
          <text:p text:style-name="P28">MOV/QT - Quicktime</text:p>
        </text:list-item>
        <text:list-item>
          <text:p text:style-name="P28">MP4 (ISO base media file format)<text:note text:id="ftn94" text:note-class="footnote"><text:note-citation>97</text:note-citation><text:note-body><text:p text:style-name="Footnote"><text:a xlink:type="simple" xlink:href="http://www.mp4ra.org/specs.html">http://www.mp4ra.org/specs.html</text:a></text:p></text:note-body></text:note></text:p>
        </text:list-item>
        <text:list-item>
          <text:p text:style-name="P28">MPEG</text:p>
        </text:list-item>
        <text:list-item>
          <text:p text:style-name="P28">MXF – Material Exchange Format</text:p>
        </text:list-item>
        <text:list-item>
          <text:p text:style-name="P28">Ogg<text:note text:id="ftn95" text:note-class="footnote"><text:note-citation>98</text:note-citation><text:note-body><text:p text:style-name="Footnote"><text:a xlink:type="simple" xlink:href="http://xiph.org/ogg/">http://xiph.org/ogg/</text:a></text:p></text:note-body></text:note></text:p>
        </text:list-item>
        <text:list-item>
          <text:p text:style-name="P28">RM - RealMedia</text:p>
        </text:list-item>
        <text:list-item>
          <text:p text:style-name="P28">WMA</text:p>
        </text:list-item>
        <text:list-item>
          <text:p text:style-name="P28">WMV</text:p>
        </text:list-item>
      </text:list>
      <text:h text:style-name="Heading_20_3" text:outline-level="3"><text:soft-page-break/>Open Container Options</text:h>
      <text:p text:style-name="Standard">Research suggests that only a handful of these are openly specified, including:</text:p>
      <text:p text:style-name="Standard"/>
      <text:list xml:id="list752540935" text:continue-numbering="true" text:style-name="L3">
        <text:list-item>
          <text:p text:style-name="P28">FLV</text:p>
        </text:list-item>
        <text:list-item>
          <text:p text:style-name="P28">GXF<text:note text:id="ftn96" text:note-class="footnote"><text:note-citation>99</text:note-citation><text:note-body><text:p text:style-name="Footnote"><text:a xlink:type="simple" xlink:href="http://www.ebu.ch/en/technical/trev/trev_291-edge.pdf">http://www.ebu.ch/en/technical/trev/trev_291-edge.pdf</text:a></text:p></text:note-body></text:note></text:p>
        </text:list-item>
        <text:list-item>
          <text:p text:style-name="P28">MKV<text:note text:id="ftn97" text:note-class="footnote"><text:note-citation>100</text:note-citation><text:note-body><text:p text:style-name="Footnote"><text:a xlink:type="simple" xlink:href="http://matroska.org/technical/specs/index.html">http://matroska.org/technical/specs/index.html</text:a></text:p></text:note-body></text:note></text:p>
        </text:list-item>
        <text:list-item>
          <text:p text:style-name="P28">MJ2</text:p>
        </text:list-item>
        <text:list-item>
          <text:p text:style-name="P28">MP4</text:p>
        </text:list-item>
        <text:list-item>
          <text:p text:style-name="P28">MXF<text:note text:id="ftn98" text:note-class="footnote"><text:note-citation>101</text:note-citation><text:note-body><text:p text:style-name="Footnote"><text:a xlink:type="simple" xlink:href="http://www.smpte.org/smpte_store/standards/">http://www.smpte.org/smpte_store/standards/</text:a></text:p></text:note-body></text:note></text:p>
        </text:list-item>
        <text:list-item>
          <text:p text:style-name="P28">NUT</text:p>
        </text:list-item>
        <text:list-item>
          <text:p text:style-name="P28">Ogg<text:note text:id="ftn99" text:note-class="footnote"><text:note-citation>102</text:note-citation><text:note-body><text:p text:style-name="Footnote"><text:a xlink:type="simple" xlink:href="http://xiph.org/ogg/doc/">http://xiph.org/ogg/doc/</text:a></text:p></text:note-body></text:note></text:p>
        </text:list-item>
      </text:list>
      <text:p text:style-name="Text_20_body"/>
      <text:p text:style-name="Text_20_body">Of these, only Ogg and Matroska support FLAC audio files, and only Ogg supports Dirac.</text:p>
      <text:h text:style-name="Heading_20_2" text:outline-level="2">Assessing Format Requirements Suitability</text:h>
      <text:p text:style-name="Text_20_body">The following table summarises the suitability of the selected video formats against digital preservation requirements.</text:p>
      <table:table table:name="Video-format" table:style-name="Video-format">
        <table:table-column table:style-name="Video-format.A"/>
        <table:table-column table:style-name="Video-format.B"/>
        <table:table-column table:style-name="Video-format.C"/>
        <table:table-column table:style-name="Video-format.D"/>
        <table:table-column table:style-name="Video-format.E"/>
        <table:table-column table:style-name="Video-format.F"/>
        <table:table-column table:style-name="Video-format.G"/>
        <table:table-row>
          <table:table-cell table:style-name="Video-format.A1" office:value-type="string">
            <text:p text:style-name="P12"/>
          </table:table-cell>
          <table:table-cell table:style-name="Video-format.A1" office:value-type="string">
            <text:p text:style-name="P12">Dirac</text:p>
          </table:table-cell>
          <table:table-cell table:style-name="Video-format.A1" office:value-type="string">
            <text:p text:style-name="P12">FFV1</text:p>
          </table:table-cell>
          <table:table-cell table:style-name="Video-format.A1" office:value-type="string">
            <text:p text:style-name="P12">H.264</text:p>
          </table:table-cell>
          <table:table-cell table:style-name="Video-format.A1" office:value-type="string">
            <text:p text:style-name="P12">Huffyyuv</text:p>
          </table:table-cell>
          <table:table-cell table:style-name="Video-format.A1" office:value-type="string">
            <text:p text:style-name="P12">Lagarith</text:p>
          </table:table-cell>
          <table:table-cell table:style-name="Video-format.G1" office:value-type="string">
            <text:p text:style-name="P12">MJPEG 2000</text:p>
          </table:table-cell>
        </table:table-row>
        <table:table-row>
          <table:table-cell table:style-name="Video-format.A2" office:value-type="string">
            <text:p text:style-name="P12">Community developed</text:p>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3"/>
          </table:table-cell>
          <table:table-cell table:style-name="Video-format.G2" office:value-type="string">
            <text:p text:style-name="P13"/>
          </table:table-cell>
        </table:table-row>
        <table:table-row>
          <table:table-cell table:style-name="Video-format.A2" office:value-type="string">
            <text:p text:style-name="P12">Multiple implementations</text:p>
          </table:table-cell>
          <table:table-cell table:style-name="Video-format.A2" office:value-type="string">
            <text:p text:style-name="P14"/>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3"/>
          </table:table-cell>
          <table:table-cell table:style-name="Video-format.A2" office:value-type="string">
            <text:p text:style-name="P15"/>
          </table:table-cell>
          <table:table-cell table:style-name="Video-format.G2" office:value-type="string">
            <text:p text:style-name="P14"/>
          </table:table-cell>
        </table:table-row>
        <table:table-row>
          <table:table-cell table:style-name="Video-format.A2" office:value-type="string">
            <text:p text:style-name="P12">Openly Specified</text:p>
          </table:table-cell>
          <table:table-cell table:style-name="Video-format.A2" office:value-type="string">
            <text:p text:style-name="P14"/>
          </table:table-cell>
          <table:table-cell table:style-name="Video-format.A2" office:value-type="string">
            <text:p text:style-name="P13"/>
          </table:table-cell>
          <table:table-cell table:style-name="Video-format.A2" office:value-type="string">
            <text:p text:style-name="P14"/>
          </table:table-cell>
          <table:table-cell table:style-name="Video-format.A2" office:value-type="string">
            <text:p text:style-name="P13"/>
          </table:table-cell>
          <table:table-cell table:style-name="Video-format.A2" office:value-type="string">
            <text:p text:style-name="P13"/>
          </table:table-cell>
          <table:table-cell table:style-name="Video-format.G2" office:value-type="string">
            <text:p text:style-name="P14"/>
          </table:table-cell>
        </table:table-row>
        <table:table-row>
          <table:table-cell table:style-name="Video-format.A2" office:value-type="string">
            <text:p text:style-name="P12">Patent &amp; royalty free</text:p>
          </table:table-cell>
          <table:table-cell table:style-name="Video-format.A2" office:value-type="string">
            <text:p text:style-name="P14"/>
          </table:table-cell>
          <table:table-cell table:style-name="Video-format.A2" office:value-type="string">
            <text:p text:style-name="P14"/>
          </table:table-cell>
          <table:table-cell table:style-name="Video-format.A2" office:value-type="string">
            <text:p text:style-name="P15"/>
          </table:table-cell>
          <table:table-cell table:style-name="Video-format.A2" office:value-type="string">
            <text:p text:style-name="P14"/>
          </table:table-cell>
          <table:table-cell table:style-name="Video-format.A2" office:value-type="string">
            <text:p text:style-name="P14"/>
          </table:table-cell>
          <table:table-cell table:style-name="Video-format.G2" office:value-type="string">
            <text:p text:style-name="P13"/>
          </table:table-cell>
        </table:table-row>
        <table:table-row>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G2" office:value-type="string">
            <text:p text:style-name="P11"/>
          </table:table-cell>
        </table:table-row>
        <table:table-row>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G2" office:value-type="string">
            <text:p text:style-name="P11"/>
          </table:table-cell>
        </table:table-row>
        <table:table-row>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11"/>
          </table:table-cell>
          <table:table-cell table:style-name="Video-format.G2" office:value-type="string">
            <text:p text:style-name="P11"/>
          </table:table-cell>
        </table:table-row>
      </table:table>
      <text:h text:style-name="Heading_20_1" text:outline-level="1">Alternate options</text:h>
      <text:p text:style-name="P2">The digital preservation format does not necessarily need to be a specific video format. For example, the NAA already has chosen the PNG format for long term preservation of images.</text:p>
      <text:p text:style-name="P2"><text:line-break/>Seeing as video at its core is just a series of images, the NAA could use a PNG image sequence.</text:p>
      <text:p text:style-name="P2"/>
      <text:p text:style-name="P2">The primary benefits include:</text:p>
      <text:list xml:id="list466352947" text:style-name="L5">
        <text:list-item>
          <text:p text:style-name="P26">Looking after just one image format</text:p>
        </text:list-item>
        <text:list-item>
          <text:p text:style-name="P26">No need to continually transcode video to newer versions or alternate formats</text:p>
        </text:list-item>
        <text:list-item>
          <text:p text:style-name="P26">Already lossless</text:p>
        </text:list-item>
        <text:list-item>
          <text:p text:style-name="P26">Each frame stored in its entirety</text:p>
        </text:list-item>
        <text:list-item>
          <text:p text:style-name="P26"><text:soft-page-break/>No need for a container format, which reduces complexity</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100" text:note-class="footnote"><text:note-citation>103</text:note-citation><text:note-body><text:p text:style-name="Footnote"><text:a xlink:type="simple" xlink:href="http://orange.blender.org/download">http://orange.blender.org/download</text:a></text:p></text:note-body></text:note> and Big Buck Bunny<text:note text:id="ftn101" text:note-class="footnote"><text:note-citation>104</text:note-citation><text:note-body><text:p text:style-name="Footnote"><text:a xlink:type="simple" xlink:href="http://www.bigbuckbunny.org/index.php/download/">http://www.bigbuckbunny.org/index.php/download/</text:a></text:p></text:note-body></text:note>.</text:p>
      <text:p text:style-name="P1"/>
      <text:h text:style-name="Heading_20_1" text:outline-level="1">Test cases</text:h>
      <text:p text:style-name="P2">Size of files, etc</text:p>
      <text:h text:style-name="Heading_20_1" text:outline-level="1">Summary</text:h>
      <text:p text:style-name="P2">Dirac<text:note text:id="ftn102" text:note-class="footnote"><text:note-citation>105</text:note-citation><text:note-body><text:p text:style-name="Footnote"><text:a xlink:type="simple" xlink:href="http://www.diracvideo.org/"><text:span text:style-name="T3">http://www.diracvideo.org/</text:span></text:a></text:p></text:note-body></text:note> is a patent free, openly specified video format<text:note text:id="ftn103" text:note-class="footnote"><text:note-citation>106</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has been developed by the BBC<text:note text:id="ftn104" text:note-class="footnote"><text:note-citation>107</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text:p>
      <text:p text:style-name="P2"/>
      <text:p text:style-name="P2">Dirac Pro is an open product specifically designed for production and preservation use.</text:p>
      <text:p text:style-name="P2"/>
      <text:p text:style-name="P2">FFV1, Huffyuv and Lagarith are all interesting codecs, however they do not meet all our requirements for digital preservation formats.</text:p>
      <text:p text:style-name="P2"/>
      <text:p text:style-name="P2">H.264 is heavily patented and currently unsuitable as a long term format. While the free software x264 library supports encoding, it does not support decoding of the H.264 file format. The FFmpeg project does support both, however warns of possible patent violations.</text:p>
      <text:p text:style-name="P2"/>
      <text:p text:style-name="P2">While Motion JPEG 2000 is a community developed and widely used format, its patent encumbrance status is unknown. Indeed, the JPEG committee has warned that even part one of the standard may be susceptible to submarine patents. Motion JPEG 2000 also currently relies heavily on hardware devices for encoding, although there there are few software codecs.</text:p>
      <text:h text:style-name="Heading_20_1" text:outline-level="1">Recommendation</text:h>
      <text:h text:style-name="Heading_20_2" text:outline-level="2">Video</text:h>
      <text:p text:style-name="P2">The Dirac format fulfils the most criteria for a digital preservation format. While not as popular as Motion JPEG 2000, it is guaranteed to be royalty free and non-patent encumbered. There are multiple implementations and support for the format is growing.</text:p>
      <text:h text:style-name="Heading_20_2" text:outline-level="2">Audio</text:h>
      <text:p text:style-name="P2">The NAA already has a chosen format for Audio which meets all required criteria. As such, it is recommended that the FLAC format be used as the audio layer for the long term preservation of video records.</text:p>
      <text:h text:style-name="Heading_20_2" text:outline-level="2">Container</text:h>
      <text:p text:style-name="P2">Ogg is a patent free, openly specified, community developed and widely supported container <text:soft-page-break/>format. It supports both FLAC audio and Dirac video streams and as such is the most suitable format for conta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1-21T16:54:19</dc:date>
    <meta:editing-duration>PT28H10M36S</meta:editing-duration>
    <meta:editing-cycles>718</meta:editing-cycles>
    <meta:document-statistic meta:table-count="1" meta:image-count="0" meta:object-count="0" meta:page-count="22" meta:paragraph-count="552" meta:word-count="5578" meta:character-count="38259"/>
  </office:meta>
</office:document-meta>
</file>